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KEED+CMSSBX10" svg:font-family="LIKEED+CMSSBX10"/>
    <style:font-face style:name="ABCDEE+Cambria" svg:font-family="ABCDEE+Cambria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co2" style:family="table-column">
      <style:table-column-properties fo:break-before="auto" style:column-width="4.72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4.565cm"/>
    </style:style>
    <style:style style:name="co8" style:family="table-column">
      <style:table-column-properties fo:break-before="auto" style:column-width="4.537cm"/>
    </style:style>
    <style:style style:name="co9" style:family="table-column">
      <style:table-column-properties fo:break-before="auto" style:column-width="6.7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63cm" fo:break-before="auto" style:use-optimal-row-height="true"/>
    </style:style>
    <style:style style:name="ro2" style:family="table-row">
      <style:table-row-properties style:row-height="1.014cm" fo:break-before="auto" style:use-optimal-row-height="fals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0.665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5pt" style:font-size-asian="15pt" style:font-size-complex="1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KEED+CMSSBX10" style:font-size-asian="10pt" style:language-asian="en" style:country-asian="US" style:font-style-asian="normal" style:font-weight-asian="normal" style:font-name-complex="LIKEED+CMSSBX10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BCDEE+Cambria" style:font-size-asian="10pt" style:language-asian="en" style:country-asian="US" style:font-style-asian="normal" style:font-weight-asian="normal" style:font-name-complex="ABCDEE+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2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munity Detection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/>
          <table:table-cell table:style-name="Default" table:number-columns-repeated="8"/>
          <table:table-cell/>
        </table:table-row>
        <table:table-row table:style-name="ro2">
          <table:table-cell table:style-name="ce2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 table:number-columns-repeated="7"/>
          <table:table-cell table:style-name="ce14" office:value-type="string">
            <text:p>W(eighted) B(inary) / D(irected) U(ndirected) / S(igned) N(on-signed)</text:p>
          </table:table-cell>
          <table:table-cell table:style-name="ce14" office:value-type="string">
            <text:p>B(lock-model)non-overlapping C(over)overlapping / M(ultiple Lelevelsvels) T(wo) </text:p>
          </table:table-cell>
          <table:table-cell/>
        </table:table-row>
        <table:table-row table:style-name="ro4">
          <table:table-cell table:style-name="ce3" office:value-type="string">
            <text:p>Year</text:p>
          </table:table-cell>
          <table:table-cell table:style-name="ce3" office:value-type="string">
            <text:p>Authors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C / C++ </text:p>
          </table:table-cell>
          <table:table-cell table:style-name="ce3" office:value-type="string">
            <text:p>Matlab</text:p>
          </table:table-cell>
          <table:table-cell table:style-name="ce3" office:value-type="string">
            <text:p>Python (NX)</text:p>
          </table:table-cell>
          <table:table-cell table:style-name="ce3" office:value-type="string">
            <text:p>Python (Other)</text:p>
          </table:table-cell>
          <table:table-cell table:style-name="ce3" office:value-type="string">
            <text:p>Network Input Type</text:p>
          </table:table-cell>
          <table:table-cell table:style-name="ce3" office:value-type="string">
            <text:p>Partitioning Output</text:p>
          </table:table-cell>
          <table:table-cell table:style-name="ce3" office:value-type="string">
            <text:p>Speciality</text:p>
          </table:table-cell>
        </table:table-row>
        <table:table-row table:style-name="ro5">
          <table:table-cell table:number-columns-repeated="10"/>
        </table:table-row>
        <table:table-row table:style-name="ro5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table:style-name="ce6" office:value-type="string">
            <text:p>Fast unfolding of communities in large networks</text:p>
          </table:table-cell>
          <table:table-cell table:style-name="ce11" table:number-columns-repeated="2"/>
          <table:table-cell table:style-name="ce11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5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table:style-name="ce6" office:value-type="string">
            <text:p>The map equation</text:p>
          </table:table-cell>
          <table:table-cell table:style-name="ce11"/>
          <table:table-cell table:style-name="ce13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lauset et al.</text:p>
          </table:table-cell>
          <table:table-cell table:style-name="ce7" office:value-type="string">
            <text:p>Finding community structure in very large networks</text:p>
          </table:table-cell>
          <table:table-cell table:style-name="ce11"/>
          <table:table-cell table:style-name="ce13"/>
          <table:table-cell table:style-name="ce11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5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style-name="ce6"/>
          <table:table-cell table:number-columns-repeated="2"/>
          <table:table-cell table:style-name="ce11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5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table:style-name="ce6" office:value-type="string">
            <text:p>Finding community structure in networks using the eigenvectors of matrices</text:p>
          </table:table-cell>
          <table:table-cell table:style-name="ce12" office:value-type="string">
            <text:p>BCT Port</text:p>
          </table:table-cell>
          <table:table-cell table:style-name="ce11" office:value-type="string">
            <text:p>BCT</text:p>
          </table:table-cell>
          <table:table-cell table:style-name="ce13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5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table:style-name="ce6" office:value-type="string">
            <text:p>Spectral optimization for directed graphs</text:p>
          </table:table-cell>
          <table:table-cell table:style-name="ce12" office:value-type="string">
            <text:p>BCT Port</text:p>
          </table:table-cell>
          <table:table-cell table:style-name="ce11" office:value-type="string">
            <text:p>BCT</text:p>
          </table:table-cell>
          <table:table-cell table:style-name="ce13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5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8" office:value-type="string">
            <text:p>Modularity measure of networks with overlapping communities</text:p>
          </table:table-cell>
          <table:table-cell table:style-name="ce13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9" office:value-type="string">
            <text:p>Hierarchical structure and the prediction of missing links in networks.</text:p>
          </table:table-cell>
          <table:table-cell table:style-name="ce11" office:value-type="string">
            <text:p><text:a xlink:href="http://tuvalu.santafe.edu/~aaronc/hierarchy/">Link</text:a></text:p>
          </table:table-cell>
          <table:table-cell table:style-name="ce11" table:number-columns-repeated="2"/>
          <table:table-cell table:number-columns-repeated="3"/>
          <table:table-cell table:style-name="ce5" office:value-type="string">
            <text:p>detect false positives and missing links, hierarchial random graph model, code for fitting power-laws correctly</text:p>
          </table:table-cell>
        </table:table-row>
        <table:table-row table:style-name="ro5">
          <table:table-cell office:value-type="float" office:value="2010">
            <text:p>2010</text:p>
          </table:table-cell>
          <table:table-cell office:value-type="string">
            <text:p>Good et al. </text:p>
          </table:table-cell>
          <table:table-cell table:style-name="ce10" office:value-type="string">
            <text:p><text:a xlink:href="http://arxiv.org/abs/0910.0165">The performance of modularity maximization in practical contexts</text:a>.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>
            <text:p><text:a xlink:href="http://tuvalu.santafe.edu/~aaronc/modularity/">Link</text:a></text:p>
          </table:table-cell>
          <table:table-cell table:number-columns-repeated="3"/>
        </table:table-row>
        <table:table-row table:style-name="ro5" table:number-rows-repeated="11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KEED+CMSSBX10" svg:font-family="LIKEED+CMSSBX10"/>
    <style:font-face style:name="ABCDEE+Cambria" svg:font-family="ABCDEE+Cambria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1.04.2010</text:date>, <text:time>15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an Gerhard</meta:initial-creator>
    <meta:creation-date>2010-03-23T17:23:17</meta:creation-date>
    <dc:date>2010-04-01T15:12:44</dc:date>
    <dc:creator>Stephan Gerhard</dc:creator>
    <meta:editing-duration>PT05H05M06S</meta:editing-duration>
    <meta:editing-cycles>20</meta:editing-cycles>
    <meta:generator>OpenOffice.org/3.1$Linux OpenOffice.org_project/310m19$Build-9420</meta:generator>
    <meta:document-statistic meta:table-count="3" meta:cell-count="53" meta:object-count="0"/>
  </office:meta>
</office:document-meta>
</file>